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1pt" style:font-size-asian="11pt" style:font-size-complex="11pt"/>
    </style:style>
    <style:style style:name="P23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1539880" text:id="ct181539880">
          <text:insertion>
            <office:change-info>
              <dc:creator>Gauthier Bastien</dc:creator>
              <dc:date>2014-12-23T10:21:00</dc:date>
            </office:change-info>
          </text:insertion>
        </text:changed-region>
        <text:changed-region xml:id="ct181808832" text:id="ct181808832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82051496" text:id="ct182051496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82738896" text:id="ct182738896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82170040" text:id="ct18217004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81922624" text:id="ct181922624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81808928" text:id="ct181808928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81801808" text:id="ct18180180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81901088" text:id="ct18190108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1950144" text:id="ct181950144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182648704" text:id="ct18264870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1923104" text:id="ct18192310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82020152" text:id="ct18202015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1949360" text:id="ct181949360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1902864" text:id="ct181902864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81891032" text:id="ct18189103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1903568" text:id="ct18190356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81889312" text:id="ct18188931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1927088" text:id="ct181927088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182649056" text:id="ct18264905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1950408" text:id="ct181950408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<text:change-start text:change-id="ct181539880"/>meetingConfig.Title()<text:change-end text:change-id="ct181539880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81808832"/>self.Title()<text:change-end text:change-id="ct181808832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82051496"/></text:p>
      <text:p text:style-name="P11"><text:line-break/>ORDRE DU JOUR</text:p>
      <text:p text:style-name="P10"/>
      <text:section text:style-name="Sect1" text:name="Item">
        <text:p text:style-name="P22"><office:annotation><dc:date>2007-09-24T00:00:00</dc:date><text:p>do section- for item in self.getItemsInOrder(uids=itemUids)</text:p></office:annotation><text:change-start text:change-id="ct182738896"/>item.getItemNumber(relativeTo='meeting')<text:change-end text:change-id="ct182738896"/>. <text:change-start text:change-id="ct182170040"/>item.Title()<text:change-end text:change-id="ct182170040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181922624"/><text:span text:style-name="T6">len(IAnnexable(item).getAnnexesToPrint())</text:span><text:change-end text:change-id="ct18192262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8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81808928"/>annex['title']<text:change-end text:change-id="ct181808928"/> (Point n°<text:change-start text:change-id="ct181801808"/>item.getItemNumber(<text:span text:style-name="T7">relativeTo='meeting'</text:span>)<text:change-end text:change-id="ct181801808"/>, Annexe <text:change-start text:change-id="ct181901088"/>annex['number']<text:change-end text:change-id="ct181901088"/>/<text:change-start text:change-id="ct181950144"/><text:span text:style-name="T5">len(IAnnexable(item).getAnnexesToPrint())</text:span><text:change-end text:change-id="ct181950144"/>, page <text:change-start text:change-id="ct182648704"/>image['number']<text:change-end text:change-id="ct182648704"/>/<text:change-start text:change-id="ct181923104"/>annex['number_of_images']<text:change-end text:change-id="ct181923104"/>)</text:p>
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3"><text:soft-page-break/></text:p>
      </text:section>
      <text:section text:style-name="Sect1" text:name="LateItems">
        <text:p text:style-name="P21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82020152"/>item.getItemNumber(relativeTo='meeting')<text:change-end text:change-id="ct182020152"/>. <text:change-start text:change-id="ct181949360"/>item.Title()<text:change-end text:change-id="ct181949360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181902864"/><text:span text:style-name="T6">len(IAnnexable(item).getAnnexesToPrint())</text:span><text:change-end text:change-id="ct181902864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8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81891032"/>annex['title']<text:change-end text:change-id="ct181891032"/> (Point n°<text:change-start text:change-id="ct181903568"/>item.getItemNumber(<text:span text:style-name="T7">relativeTo='meeting'</text:span>)<text:change-end text:change-id="ct181903568"/>, Annexe <text:change-start text:change-id="ct181889312"/>annex['number']<text:change-end text:change-id="ct181889312"/>/<text:change-start text:change-id="ct181927088"/><text:span text:style-name="T5">len(IAnnexable(item).getAnnexesToPrint())</text:span><text:change-end text:change-id="ct181927088"/>, page <text:change-start text:change-id="ct182649056"/>image['number']<text:change-end text:change-id="ct182649056"/>/<text:change-start text:change-id="ct181950408"/>annex['number_of_images']<text:change-end text:change-id="ct181950408"/>)</text:p>
      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5</text:page-number></text:span><text:span text:style-name="MT3"> / </text:span><text:span text:style-name="MT2"><text:page-count style:num-format="1">5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20</meta:editing-cycles>
    <meta:editing-duration>PT2H3M56S</meta:editing-duration>
    <meta:initial-creator>Gauthier Bastien</meta:initial-creator>
    <dc:date>2014-12-23T10:21:10</dc:date>
    <dc:creator>Gauthier Bastien</dc:creator>
    <meta:document-statistic meta:table-count="8" meta:image-count="0" meta:object-count="0" meta:page-count="5" meta:paragraph-count="25" meta:word-count="85" meta:character-count="867" meta:non-whitespace-character-count="817"/>
    <meta:user-defined meta:name="Info 1"/>
    <meta:user-defined meta:name="Info 2"/>
    <meta:user-defined meta:name="Info 3"/>
    <meta:user-defined meta:name="Info 4"/>
  </office:meta>
</office:document-meta>
</file>